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ction(agenda){</text:p>
      <text:p text:style-name="Standard"><text:s text:c="16"/>window.agenda = agenda;</text:p>
      <text:p text:style-name="Standard"><text:s text:c="16"/>var length = agenda.feed.entry.length;</text:p>
      <text:p text:style-name="Standard"><text:s text:c="16"/>var horarios = {};</text:p>
      <text:p text:style-name="Standard"><text:s text:c="16"/>for(i = 0; i &lt; length; i++){</text:p>
      <text:p text:style-name="Standard"><text:s text:c="21"/>data = agenda.feed.entry[i].gd$when[0];</text:p>
      <text:p text:style-name="Standard"><text:s text:c="21"/>title = agenda.feed.entry[i].title.$t;</text:p>
      <text:p text:style-name="Standard"><text:s text:c="21"/>if (!horarios[title])</text:p>
      <text:p text:style-name="Standard"><text:s text:c="23"/>horarios[title] = {};</text:p>
      <text:p text:style-name="Standard"><text:s text:c="21"/>horaInicio = data.startTime.replace(/.*T/,"").replace(/\..*/,"").split(":").reverse().join(":").replace(/00:/,"").split(":"). <text:s text:c="3"/>...reverse().join(":");</text:p>
      <text:p text:style-name="Standard"><text:s text:c="21"/>horaFim = data.endTime.replace(/.*T/,"").replace(/\..*/,"").split(":").reverse().join(":").replace(/00:/,"").split(":"). <text:s text:c="8"/>...reverse().join(":");</text:p>
      <text:p text:style-name="Standard"></text:p>
      <text:p text:style-name="Standard"><text:s text:c="21"/>dataStart = data.startTime.replace(/T.*/,"").split("-");</text:p>
      <text:p text:style-name="Standard"><text:s text:c="21"/>//dataEnd = data.endTime.replace(/T.*/,"").split("-");</text:p>
      <text:p text:style-name="Standard"></text:p>
      <text:p text:style-name="Standard"><text:s text:c="21"/>dataInicio = new Date(dataStart[0], parseInt(dataStart[1]) - 1, dataStart[2]);</text:p>
      <text:p text:style-name="Standard"><text:s text:c="21"/>//console.log(dataStart);</text:p>
      <text:p text:style-name="Standard"><text:s text:c="21"/>//console.log(dataInicio);</text:p>
      <text:p text:style-name="Standard"><text:s text:c="21"/>//dataFim = new Date(dataEnd[0], dataEnd[1], dataEnd[2]);</text:p>
      <text:p text:style-name="Standard"><text:s text:c="21"/>var weekday=new Array(7);</text:p>
      <text:p text:style-name="Standard"><text:s text:c="21"/>weekday[0]="Domingo";</text:p>
      <text:p text:style-name="Standard"><text:s text:c="21"/>weekday[1]="2a";</text:p>
      <text:p text:style-name="Standard"><text:s text:c="21"/>weekday[2]="3a";</text:p>
      <text:p text:style-name="Standard"><text:s text:c="21"/>weekday[3]="4a";</text:p>
      <text:p text:style-name="Standard"><text:s text:c="21"/>weekday[4]="5a";</text:p>
      <text:p text:style-name="Standard"><text:s text:c="21"/>weekday[5]="6a";</text:p>
      <text:p text:style-name="Standard"><text:s text:c="21"/>weekday[6]="Sábado";</text:p>
      <text:p text:style-name="Standard"><text:s text:c="21"/>diaSemana = weekday[dataInicio.getDay()];</text:p>
      <text:p text:style-name="Standard"><text:s text:c="21"/>//diaSemanaFim = (dataFim.getDay() + 1) + "a";</text:p>
      <text:p text:style-name="Standard"></text:p>
      <text:p text:style-name="Standard"><text:s text:c="21"/>content = agenda.feed.entry[i].content.$t;</text:p>
      <text:p text:style-name="Standard"><text:tab/><text:tab/> if (!horarios[title][content])</text:p>
      <text:p text:style-name="Standard"><text:s text:c="23"/>horarios[title][content] = {}</text:p>
      <text:p text:style-name="Standard"><text:s text:c="21"/>horarios[title][content][diaSemana]= { horaInicio: horaInicio, horaFim: horaFim };</text:p>
      <text:p text:style-name="Standard"><text:s text:c="18"/>}</text:p>
      <text:p text:style-name="Standard"><text:s text:c="18"/>for(titulo in horarios){</text:p>
      <text:p text:style-name="Standard"><text:s text:c="22"/>t = titulo.split("(");</text:p>
      <text:p text:style-name="Standard"><text:s text:c="22"/>rand = function() {</text:p>
      <text:p text:style-name="Standard"><text:s text:c="24"/>return Math.floor((Math.random() * 3) + 1);</text:p>
      <text:p text:style-name="Standard"><text:s text:c="22"/>};</text:p>
      <text:p text:style-name="Standard"><text:s text:c="22"/>if (t.length &gt; 1)</text:p>
      <text:p text:style-name="Standard"><text:s text:c="24"/>$('.foto').after("&lt;div class='posicao"+rand()+" inclinacao"+rand()+"'&gt;&lt;p&gt;&lt;strong&gt;"+t[0]+"&lt;/strong&gt;("+t[1]+"&lt;/p&gt;&lt;/div&gt;");</text:p>
      <text:p text:style-name="Standard"><text:s text:c="22"/>else</text:p>
      <text:p text:style-name="Standard"><text:s text:c="24"/>$('.foto').after("&lt;div class='posicao"+rand()+" inclinacao"+rand()+"'&gt;&lt;p&gt;&lt;strong&gt;"+t[0]+"&lt;/strong&gt;&lt;/p&gt;&lt;/div&gt;");</text:p>
      <text:p text:style-name="Standard"><text:s text:c="22"/>div = $('.foto').next();</text:p>
      <text:p text:style-name="Standard"><text:s text:c="22"/>horarios_por_nivel = horarios[titulo];</text:p>
      <text:p text:style-name="Standard"><text:soft-page-break/><text:s text:c="22"/>window.horarios_por_nivel = horarios_por_nivel;</text:p>
      <text:p text:style-name="Standard"><text:s text:c="22"/>aux = [];</text:p>
      <text:p text:style-name="Standard"><text:s text:c="22"/>for(c in horarios_por_nivel){</text:p>
      <text:p text:style-name="Standard"><text:s text:c="26"/>aux.push(c);</text:p>
      <text:p text:style-name="Standard"><text:s text:c="22"/>}</text:p>
      <text:p text:style-name="Standard"><text:s text:c="22"/>aux = aux.sort(function(a,b){</text:p>
      <text:p text:style-name="Standard"><text:s text:c="30"/>return (a &gt; b)? 1 : -1;</text:p>
      <text:p text:style-name="Standard"><text:s text:c="30"/>});</text:p>
      <text:p text:style-name="Standard"><text:s text:c="22"/>for(i = 0; i &lt; aux.length; i++){</text:p>
      <text:p text:style-name="Standard"><text:s text:c="26"/>c = aux[i];</text:p>
      <text:p text:style-name="Standard"><text:s text:c="26"/>div.append("&lt;p&gt;"+c+"&lt;/p&gt;");</text:p>
      <text:p text:style-name="Standard"><text:s text:c="26"/>horarios_por_turma = horarios_por_nivel[c];</text:p>
      <text:p text:style-name="Standard"><text:s text:c="26"/>mesmo_horario = true;</text:p>
      <text:p text:style-name="Standard"><text:s text:c="26"/>hora_inicio = undefined;</text:p>
      <text:p text:style-name="Standard"><text:s text:c="26"/>hora_fim = undefined;</text:p>
      <text:p text:style-name="Standard"><text:s text:c="26"/>for(d in horarios_por_turma) {</text:p>
      <text:p text:style-name="Standard"><text:s text:c="28"/>if (hora_inicio &amp;&amp; hora_fim) {</text:p>
      <text:p text:style-name="Standard"><text:s/>if (hora_inicio != horarios_por_turma[d].horaInicio || hora_fim != horarios_por_turma[d].horaFim)</text:p>
      <text:p text:style-name="Standard"><text:s text:c="32"/>mesmo_horario = false;</text:p>
      <text:p text:style-name="Standard"><text:s text:c="28"/>}</text:p>
      <text:p text:style-name="Standard"><text:s text:c="28"/>hora_inicio = horarios_por_turma[d].horaInicio;</text:p>
      <text:p text:style-name="Standard"><text:s text:c="28"/>hora_fim = horarios_por_turma[d].horaFim;</text:p>
      <text:p text:style-name="Standard"><text:s text:c="26"/>}</text:p>
      <text:p text:style-name="Standard"><text:s text:c="26"/>if (mesmo_horario) {</text:p>
      <text:p text:style-name="Standard"><text:s text:c="28"/>dias = [];</text:p>
      <text:p text:style-name="Standard"><text:s text:c="28"/>for(d in horarios_por_turma) {</text:p>
      <text:p text:style-name="Standard"><text:s text:c="30"/>dias.push(d);</text:p>
      <text:p text:style-name="Standard"><text:s text:c="28"/>}</text:p>
      <text:p text:style-name="Standard"><text:s text:c="28"/>div.append("&lt;p&gt;" + dias.join(" e ") + " - " + horarios_por_turma[d].horaInicio + " as " + horarios_por_turma[d].horaFim + ..."&lt;/p&gt;");</text:p>
      <text:p text:style-name="Standard"><text:s text:c="26"/>} else {</text:p>
      <text:p text:style-name="Standard"><text:s text:c="28"/>for(d in horarios_por_turma) {</text:p>
      <text:p text:style-name="Standard"><text:s text:c="30"/>div.append("&lt;p&gt;" + d + " - " + horarios_por_turma[d].horaInicio + " as " + horarios_por_turma[d].horaFim + "&lt;/p&gt;");</text:p>
      <text:p text:style-name="Standard"><text:s text:c="28"/>}</text:p>
      <text:p text:style-name="Standard"><text:s text:c="26"/>}</text:p>
      <text:p text:style-name="Standard"><text:s text:c="22"/>}</text:p>
      <text:p text:style-name="Standard"><text:s text:c="17"/>}</text:p>
      <text:p text:style-name="Standard"><text:s text:c="17"/>window.horario = horarios;</text:p>
      <text:p text:style-name="Standard"><text:s text:c="12"/>});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3-07-19T14:00:51</meta:creation-date>
    <dc:date>2013-07-19T14:03:16</dc:date>
    <dc:creator>Lucas </dc:creator>
    <meta:editing-duration>P0D</meta:editing-duration>
    <meta:editing-cycles>1</meta:editing-cycles>
    <meta:document-statistic meta:table-count="0" meta:image-count="0" meta:object-count="0" meta:page-count="2" meta:paragraph-count="84" meta:word-count="266" meta:character-count="4565" meta:non-whitespace-character-count="2482"/>
    <meta:generator>LibreOffice/3.5$Linux_x86 LibreOffice_project/350m1$Build-2</meta:generator>
  </office:meta>
</office:document-meta>
</file>